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M_20_page_20_impaire_20__28_D_29_">
      <style:text-properties officeooo:rsid="0101a5c8" officeooo:paragraph-rsid="0101a5c8"/>
    </style:style>
    <style:style style:name="P6" style:family="paragraph" style:parent-style-name="_5f_Header_20_M_20_page_20_impaire_20__28_D_29_">
      <style:text-properties officeooo:rsid="01035d0f" officeooo:paragraph-rsid="01035d0f"/>
    </style:style>
    <style:style style:name="P7" style:family="paragraph" style:parent-style-name="_5f_Header_20_P_20_page_20_paire_20__28_G_29_">
      <style:text-properties officeooo:rsid="0107aa33" officeooo:paragraph-rsid="0107aa33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D_20_page_20_impaire_20__28_D_29_">
      <style:text-properties officeooo:rsid="00fe4814"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Paragraphe">
      <style:paragraph-properties fo:margin-top="0cm" fo:margin-bottom="0cm" style:contextual-spacing="false"/>
      <style:text-properties officeooo:paragraph-rsid="00556f46"/>
    </style:style>
    <style:style style:name="P14" style:family="paragraph" style:parent-style-name="_5f_Paragraphe">
      <style:text-properties officeooo:paragraph-rsid="00556f46"/>
    </style:style>
    <style:style style:name="P15" style:family="paragraph" style:parent-style-name="_5f_Footer_20_page_20_impaire_20__28_D_29_"/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>
      <style:text-properties officeooo:paragraph-rsid="01336347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text-properties officeooo:paragraph-rsid="013c280e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42af40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D_20_page_20_paire_20__28_G_29_">
      <style:text-properties officeooo:rsid="0101821f" officeooo:paragraph-rsid="0101821f"/>
    </style:style>
    <style:style style:name="P36" style:family="paragraph" style:parent-style-name="_5f_Header_20_G_20_page_20_paire_20__28_G_29_">
      <style:text-properties officeooo:rsid="00ff3616" officeooo:paragraph-rsid="00ff3616"/>
    </style:style>
    <style:style style:name="P3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impaire_20__28_D_29_">
      <style:text-properties officeooo:rsid="010462d7" officeooo:paragraph-rsid="010462d7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Paragraphe_5f_Réponse_5f_Elève" style:list-style-name="_5f_Numérotation_20_des_20_exercices">
      <style:text-properties officeooo:paragraph-rsid="00556f46"/>
    </style:style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48" style:family="paragraph" style:parent-style-name="_5f_Tableau_5f_Pointillés_5f_Grisés" style:list-style-name="_5f_Numérotation_20_des_20_exercices">
      <style:paragraph-properties fo:text-align="start" style:justify-single-word="false"/>
      <style:text-properties officeooo:paragraph-rsid="00556f46"/>
    </style:style>
    <style:style style:name="P49" style:family="paragraph" style:parent-style-name="_5f_Tableau_5f_Pointillés_5f_Grisés" style:list-style-name="_5f_Numérotation_20_des_20_exercices">
      <loext:graphic-properties draw:fill-gradient-name="gradient" draw:fill-hatch-name="hatch"/>
      <style:paragraph-properties fo:text-align="start" style:justify-single-word="false">
        <style:tab-stops>
          <style:tab-stop style:position="8.999cm" style:type="right" style:leader-style="dotted" style:leader-text="."/>
          <style:tab-stop style:position="21.001cm" style:type="right" style:leader-style="dotted" style:leader-text="."/>
        </style:tab-stops>
      </style:paragraph-properties>
      <style:text-properties officeooo:paragraph-rsid="00556f46"/>
    </style:style>
    <style:style style:name="P50" style:family="paragraph" style:parent-style-name="_5f_Titre_5f_Exercices_5f_avec_5f_Titre" style:list-style-name="_5f_Numérotation_20_des_20_exercices"/>
    <style:style style:name="P51" style:family="paragraph" style:parent-style-name="_5f_Titre_5f_Exercices_5f_sans_5f_Titre" style:list-style-name="_5f_Numérotation_20_des_20_exercices"/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d62e4e"/>
    </style:style>
    <style:style style:name="P55" style:family="paragraph">
      <loext:graphic-properties draw:fill="solid" draw:fill-color="#7fb241"/>
    </style:style>
    <style:style style:name="P56" style:family="paragraph">
      <loext:graphic-properties draw:fill="solid" draw:fill-color="#9d0f89"/>
    </style:style>
    <style:style style:name="P5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SimSun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SimSun1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1ca2b8"/>
    </style:style>
    <style:style style:name="P67" style:family="paragraph">
      <loext:graphic-properties draw:fill="solid" draw:fill-color="#d7e12c"/>
    </style:style>
    <style:style style:name="P68" style:family="paragraph">
      <loext:graphic-properties draw:fill="solid" draw:fill-color="#f99e06"/>
    </style:style>
    <style:style style:name="P6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font-name="Times New Roman" fo:font-size="12pt" fo:font-style="italic" officeooo:rsid="0036d505" fo:background-color="#ffff00" loext:char-shading-value="0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style="italic" officeooo:rsid="004a3c1e" fo:background-color="#ffff00" loext:char-shading-value="0" style:font-size-asian="12pt" style:font-style-asian="italic" style:font-size-complex="12pt" style:font-style-complex="italic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Times New Roman" fo:font-size="12pt" fo:font-style="italic" fo:font-weight="normal" officeooo:rsid="0041d548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use-window-font-color="true" loext:opacity="0%" style:font-name="Times New Roman" fo:font-size="12pt" fo:font-style="italic" fo:font-weight="normal" officeooo:rsid="004897f4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use-window-font-color="true" loext:opacity="0%" style:font-name="Times New Roman" fo:font-size="12pt" fo:font-style="italic" fo:font-weight="normal" officeooo:rsid="00496a5a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use-window-font-color="true" loext:opacity="0%" style:font-name="Times New Roman" fo:font-size="12pt" fo:font-style="italic" fo:font-weight="normal" officeooo:rsid="00505db0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use-window-font-color="true" loext:opacity="0%" style:font-name="Bitstream Vera Sans1" fo:font-size="10pt" fo:font-style="normal" fo:font-weight="normal" officeooo:rsid="0041d548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loext:opacity="0%" style:font-name="Bitstream Vera Sans1" fo:font-size="10pt" fo:font-style="normal" fo:font-weight="normal" officeooo:rsid="004897f4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loext:opacity="0%" style:font-name="Bitstream Vera Sans1" fo:font-size="10pt" fo:font-style="normal" fo:font-weight="normal" officeooo:rsid="00496a5a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use-window-font-color="true" loext:opacity="0%" style:font-name="Bitstream Vera Sans1" fo:font-size="10pt" fo:font-style="normal" fo:font-weight="normal" officeooo:rsid="004f38c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use-window-font-color="true" loext:opacity="0%" style:font-name="Bitstream Vera Sans1" fo:font-size="10pt" fo:font-style="normal" fo:font-weight="normal" officeooo:rsid="00505db0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loext:opacity="0%" style:font-name="Bitstream Vera Sans1" fo:font-size="10pt" fo:font-style="normal" fo:font-weight="normal" officeooo:rsid="00496a5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loext:opacity="0%" style:font-name="Bitstream Vera Sans1" fo:font-size="10pt" fo:font-style="normal" fo:font-weight="normal" officeooo:rsid="0041d54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loext:opacity="0%" style:font-name="Bitstream Vera Sans1" fo:font-size="10pt" fo:font-style="italic" fo:font-weight="normal" officeooo:rsid="00496a5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use-window-font-color="true" loext:opacity="0%" fo:font-style="normal" fo:font-weight="normal" officeooo:rsid="0041d548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use-window-font-color="true" loext:opacity="0%" fo:font-style="normal" fo:font-weight="normal" officeooo:rsid="00496a5a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use-window-font-color="true" loext:opacity="0%" fo:font-style="normal" fo:font-weight="normal" officeooo:rsid="00505db0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use-window-font-color="true" loext:opacity="0%" fo:font-style="normal" fo:font-weight="normal" officeooo:rsid="004a3c1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use-window-font-color="true" loext:opacity="0%" fo:font-style="normal" fo:font-weight="normal" officeooo:rsid="00505db0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fo:font-size="10pt" fo:font-style="italic" fo:font-weight="normal" officeooo:rsid="00444f9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use-window-font-color="true" loext:opacity="0%" fo:font-size="10pt" fo:font-style="italic" fo:font-weight="normal" officeooo:rsid="00496a5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style:use-window-font-color="true" loext:opacity="0%" fo:font-size="10pt" fo:font-style="normal" fo:font-weight="normal" officeooo:rsid="00496a5a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use-window-font-color="true" loext:opacity="0%" fo:font-size="10pt" fo:font-style="normal" fo:font-weight="normal" officeooo:rsid="00505db0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use-window-font-color="true" loext:opacity="0%" fo:font-size="10pt" fo:font-style="normal" fo:font-weight="normal" officeooo:rsid="004a3c1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use-window-font-color="true" loext:opacity="0%" fo:font-style="italic" fo:font-weight="normal" officeooo:rsid="004a3c1e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use-window-font-color="true" loext:opacity="0%" style:font-name="Atalante" fo:font-size="12pt" fo:font-style="normal" fo:font-weight="normal" officeooo:rsid="00557be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Atalante" fo:font-size="2pt" fo:font-style="normal" fo:font-weight="normal" officeooo:rsid="00557be9" fo:background-color="#ffff00" loext:char-shading-value="0" style:font-size-asian="2pt" style:font-style-asian="normal" style:font-weight-asian="normal" style:font-size-complex="2pt" style:font-style-complex="normal" style:font-weight-complex="normal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483261" fo:background-color="#ffff00" loext:char-shading-value="0"/>
    </style:style>
    <style:style style:name="T39" style:family="text">
      <style:text-properties officeooo:rsid="00505db0" fo:background-color="#ffff00" loext:char-shading-value="0"/>
    </style:style>
    <style:style style:name="T40" style:family="text">
      <style:text-properties officeooo:rsid="004a3c1e" fo:background-color="#ffff00" loext:char-shading-value="0"/>
    </style:style>
    <style:style style:name="T41" style:family="text">
      <style:text-properties officeooo:rsid="0036d505" fo:background-color="#ffff00" loext:char-shading-value="0"/>
    </style:style>
    <style:style style:name="T42" style:family="text">
      <style:text-properties officeooo:rsid="00483261"/>
    </style:style>
    <style:style style:name="T43" style:family="text">
      <style:text-properties style:font-name="Atalante" fo:font-size="12pt" officeooo:rsid="00557be9" fo:background-color="#ffff00" loext:char-shading-value="0" style:font-size-asian="12pt" style:font-size-complex="12pt"/>
    </style:style>
    <style:style style:name="T44" style:family="text">
      <style:text-properties style:font-name="Atalante" fo:font-size="2pt" officeooo:rsid="00557be9" fo:background-color="#ffff00" loext:char-shading-value="0" style:font-size-asian="2pt" style:font-size-complex="2pt"/>
    </style:style>
    <style:style style:name="T45" style:family="text">
      <style:text-properties fo:font-style="normal" officeooo:rsid="00505db0" fo:background-color="#ffff00" loext:char-shading-value="0" style:font-style-asian="normal" style:font-style-complex="normal"/>
    </style:style>
    <style:style style:name="T46" style:family="text">
      <style:text-properties style:font-name="Bitstream Vera Sans1" fo:font-size="10pt" fo:font-style="normal" fo:font-weight="normal" officeooo:rsid="004a3c1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8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SimSun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SimSun1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loext:decorative="false" style:run-through="foreground"/>
    </style:style>
    <style:style style:name="gr13" style:family="graphic">
      <style:graphic-properties draw:stroke="solid" draw:stroke-dash="Dashed_20__28_var_29__20_679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" style:family="graphic">
      <style:graphic-properties draw:stroke="solid" draw:stroke-dash="Dashed_20__28_var_29__20_67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" style:family="graphic">
      <style:graphic-properties draw:stroke="solid" draw:stroke-dash="Dashed_20__28_var_29__20_67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solid" draw:stroke-dash="Dashed_20__28_var_29__20_67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draw:stroke="solid" draw:stroke-dash="Dashed_20__28_var_29__20_67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67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68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solid" draw:stroke-dash="Dashed_20__28_var_29__20_68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" style:family="graphic">
      <style:graphic-properties draw:stroke="solid" draw:stroke-dash="Dashed_20__28_var_29__20_68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solid" draw:stroke-dash="Dashed_20__28_var_29__20_68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draw:stroke-dash="Dashed_20__28_var_29__20_680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4" style:family="graphic">
      <style:graphic-properties draw:stroke="solid" draw:stroke-dash="Dashed_20__28_var_29__20_680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draw:stroke-dash="Dashed_20__28_var_29__20_680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680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680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6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Dashed_20__28_var_29__20_68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solid" draw:stroke-dash="Dashed_20__28_var_29__20_681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solid" draw:stroke-dash="Dashed_20__28_var_29__20_68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draw:stroke-dash="Dashed_20__28_var_29__20_681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681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68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30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draw:stroke-dash="Dashed_20__28_var_29__20_68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" style:family="graphic">
      <style:graphic-properties draw:stroke="solid" draw:stroke-dash="Dashed_20__28_var_29__20_68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5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style:writing-mode="lr-tb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height="false" fo:min-height="0.314cm" fo:min-width="0.589cm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height="false" fo:min-height="1.08cm" fo:min-width="1.676cm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0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2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7" text:outline-level="1"><text:span text:style-name="_5f_Caractères_5f_gras">Périmètres, aires et volumes</text:span></text:h>
        </text:list-item>
      </text:list>
      <text:h text:style-name="_5f_Paragraphe" text:outline-level="1"><text:span text:style-name="_5f_Caractères">Complète le texte à trous suivant avec les mots qui conviennent. Tu dois choisir parmi les mots suivants : </text:span><text:span text:style-name="_5f_Caractères_5f_gras">côté, longueur, largeur, hauteur, rayon, base, arête. </text:span></text:h>
      <text:h text:style-name="_5f_Paragraphe" text:outline-level="1"><text:span text:style-name="_5f_Caractères">Certains mots peuvent être utilisés plusieurs fois.</text:span></text:h>
      <text:list text:continue-numbering="true" text:style-name="_5f_Numérotation_20_des_20_exercices">
        <text:list-item>
          <text:list>
            <text:list-item>
              <text:p text:style-name="P45"><text:span text:style-name="_5f_Caractères">Le périmètre d’un cercle dépend de son </text:span><text:span text:style-name="_5f_Caractères"><text:span text:style-name="T38">rayon.</text:span></text:span></text:p>
            </text:list-item>
            <text:list-item>
              <text:p text:style-name="P45"><text:span text:style-name="_5f_Caractères">L’aire d’un rectangle dépend de sa </text:span><text:span text:style-name="_5f_Caractères"><text:span text:style-name="T38">longueur</text:span></text:span><text:span text:style-name="_5f_pointillés_20_gris"> </text:span><text:span text:style-name="_5f_Caractères">et de s</text:span><text:span text:style-name="_5f_Caractères"><text:span text:style-name="T42">a </text:span></text:span><text:span text:style-name="_5f_Caractères"><text:span text:style-name="T38">largeur</text:span></text:span><text:span text:style-name="_5f_Caractères"><text:span text:style-name="T42">.</text:span></text:span></text:p>
            </text:list-item>
            <text:list-item>
              <text:p text:style-name="P45"><text:span text:style-name="_5f_Caractères">Le périmètre d’un carré dépend de son </text:span><text:span text:style-name="_5f_Caractères"><text:span text:style-name="T38">côté.</text:span></text:span><text:span text:style-name="_5f_Caractères"> </text:span></text:p>
            </text:list-item>
            <text:list-item>
              <text:p text:style-name="P45"><text:span text:style-name="_5f_Caractères">L’aire d’un triangle dépend de sa </text:span><text:span text:style-name="_5f_Caractères"><text:span text:style-name="T38">hauteur</text:span></text:span><text:span text:style-name="_5f_pointillés_20_gris"> </text:span><text:span text:style-name="_5f_Caractères">et de s</text:span><text:span text:style-name="_5f_Caractères"><text:span text:style-name="T42">a</text:span></text:span><text:span text:style-name="_5f_Caractères"> </text:span><text:span text:style-name="_5f_Caractères"><text:span text:style-name="T38">base</text:span></text:span><text:span text:style-name="_5f_Caractères"><text:span text:style-name="T42">.</text:span></text:span></text:p>
            </text:list-item>
            <text:list-item>
              <text:p text:style-name="P45"><text:span text:style-name="_5f_Caractères">Le volume d’un cube dépend de son </text:span><text:span text:style-name="_5f_Caractères"><text:span text:style-name="T38">arête.</text:span></text:span></text:p>
            </text:list-item>
            <text:list-item>
              <text:p text:style-name="P45"><text:span text:style-name="_5f_Caractères">Le périmètre d’un triangle dépend de ses trois </text:span><text:span text:style-name="_5f_Caractères"><text:span text:style-name="T38">côté</text:span></text:span><text:span text:style-name="_5f_Caractères"><text:span text:style-name="T42">.</text:span></text:span></text:p>
            </text:list-item>
            <text:list-item>
              <text:p text:style-name="P45"><text:span text:style-name="_5f_Caractères">L’aire d’un carré dépend de son </text:span><text:span text:style-name="_5f_Caractères"><text:span text:style-name="T38">côté.</text:span></text:span></text:p>
            </text:list-item>
            <text:list-item>
              <text:p text:style-name="P45"><text:span text:style-name="_5f_Caractères">Le volume d’un pavé droit dépend de sa </text:span><text:span text:style-name="_5f_Caractères"><text:span text:style-name="T38">longueur</text:span></text:span><text:span text:style-name="_5f_pointillés_20_gris"><text:span text:style-name="T11">,</text:span></text:span><text:span text:style-name="_5f_Caractères"> de sa </text:span><text:span text:style-name="_5f_Caractères"><text:span text:style-name="T38">largeur</text:span></text:span><text:span text:style-name="_5f_pointillés_20_gris"> </text:span><text:span text:style-name="_5f_Caractères">et de sa </text:span><text:span text:style-name="_5f_pointillés_20_gris"><text:s/></text:span><text:span text:style-name="_5f_Caractères"><text:span text:style-name="T38">hauteur.</text:span></text:span></text:p>
            </text:list-item>
            <text:list-item>
              <text:p text:style-name="P45"><text:span text:style-name="_5f_Caractères">Le volume d’un cylindre dépend de l’aire de sa </text:span><text:span text:style-name="_5f_Caractères"><text:span text:style-name="T38">base</text:span></text:span><text:span text:style-name="_5f_pointillés_20_gris"> </text:span><text:span text:style-name="_5f_Caractères">et de la mesure de sa </text:span><text:span text:style-name="_5f_Caractères"><text:span text:style-name="T38">hauteur.</text:span></text:span></text:p>
            </text:list-item>
            <text:list-item>
              <text:p text:style-name="P45"><text:span text:style-name="_5f_Caractères"><text:tab/>Le volume d’un cylindre dépend de la mesure de son </text:span><text:span text:style-name="_5f_Caractères"><text:span text:style-name="T38">rayon</text:span></text:span><text:span text:style-name="_5f_pointillés_20_gris"> </text:span><text:span text:style-name="_5f_Caractères">et de celle de sa </text:span><text:span text:style-name="_5f_Caractères"><text:span text:style-name="T38">hauteur.</text:span></text:span></text:p>
            </text:list-item>
          </text:list>
        </text:list-item>
        <text:list-item>
          <text:h text:style-name="P50" text:outline-level="1"><text:span text:style-name="_5f_Caractères_5f_gras">Une histoire de billes</text:span></text:h>
        </text:list-item>
      </text:list>
      <text:h text:style-name="_5f_Paragraphe" text:outline-level="1"><text:span text:style-name="_5f_Caractères">Dans un sac de 250 billes rouges et noires, il y a 18 billes rouges de plus que de billes noires. </text:span></text:h>
      <text:h text:style-name="_5f_Paragraphe" text:outline-level="1"><text:span text:style-name="_5f_Caractères">On désigne par </text:span><text:span text:style-name="_5f_Caractères_5f_Times_5f_13">x</text:span><text:span text:style-name="_5f_Caractères"> le nombre de billes noires.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Exprime le nombre de billes rouges en fonction de </text:span><text:span text:style-name="_5f_Caractères_5f_Times_5f_13">x</text:span><text:span text:style-name="_5f_Caractères">.</text:span></text:p>
            </text:list-item>
          </text:list>
        </text:list-item>
      </text:list>
      <text:h text:style-name="_5f_Paragraphe" text:outline-level="1"><text:span text:style-name="_5f_Caractères"><text:span text:style-name="T12">x</text:span></text:span><text:span text:style-name="_5f_Caractères"><text:span text:style-name="T13"> </text:span></text:span><text:span text:style-name="_5f_Caractères"><text:span text:style-name="T16">+</text:span></text:span><text:span text:style-name="_5f_Caractères"><text:span text:style-name="T17"> </text:span></text:span><text:span text:style-name="_5f_Caractères"><text:span text:style-name="T18">1</text:span></text:span><text:span text:style-name="_5f_Caractères"><text:span text:style-name="T16">8</text:span>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Exprime alors le nombre total de billes en fonction de </text:span><text:span text:style-name="_5f_Caractères_5f_Times_5f_13">x</text:span><text:span text:style-name="_5f_Caractères">.</text:span></text:p>
            </text:list-item>
          </text:list>
        </text:list-item>
      </text:list>
      <text:h text:style-name="_5f_Paragraphe" text:outline-level="1"><text:span text:style-name="_5f_Caractères"><text:span text:style-name="T12">x</text:span></text:span><text:span text:style-name="_5f_Caractères"><text:span text:style-name="T13"> </text:span></text:span><text:span text:style-name="_5f_Caractères"><text:span text:style-name="T16">+</text:span></text:span><text:span text:style-name="_5f_Caractères"><text:span text:style-name="T17"> </text:span></text:span><text:span text:style-name="_5f_Caractères"><text:span text:style-name="T18">1</text:span></text:span><text:span text:style-name="_5f_Caractères"><text:span text:style-name="T16">8</text:span></text:span><text:span text:style-name="_5f_Caractères"><text:span text:style-name="T18"> </text:span></text:span><text:span text:style-name="_5f_Caractères"><text:span text:style-name="T16">+</text:span></text:span><text:span text:style-name="_5f_Caractères"><text:span text:style-name="T17"> </text:span></text:span><text:span text:style-name="_5f_Caractères"><text:span text:style-name="T12">x</text:span></text:span><text:span text:style-name="_5f_Caractères"><text:span text:style-name="T14"> </text:span></text:span><text:span text:style-name="_5f_Caractères"><text:span text:style-name="T18">= </text:span></text:span><text:span text:style-name="_5f_Caractères"><text:span text:style-name="T16">2</text:span></text:span><text:span text:style-name="_5f_Caractères"><text:span text:style-name="T12">x</text:span></text:span><text:span text:style-name="_5f_Caractères"><text:span text:style-name="T13"> </text:span></text:span><text:span text:style-name="_5f_Caractères"><text:span text:style-name="T16">+</text:span></text:span><text:span text:style-name="_5f_Caractères"><text:span text:style-name="T17"> </text:span></text:span><text:span text:style-name="_5f_Caractères"><text:span text:style-name="T18">1</text:span></text:span><text:span text:style-name="_5f_Caractères"><text:span text:style-name="T16">8</text:span>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Quel est le nombre de billes de chaque couleur ?</text:span></text:p>
            </text:list-item>
          </text:list>
        </text:list-item>
      </text:list>
      <text:h text:style-name="P13" text:outline-level="1"><text:span text:style-name="_5f_Caractères"><text:span text:style-name="T18">On a : <text:tab/></text:span></text:span><text:span text:style-name="_5f_Caractères"><text:span text:style-name="T16">2</text:span></text:span><text:span text:style-name="_5f_Caractères"><text:span text:style-name="T12">x</text:span></text:span><text:span text:style-name="_5f_Caractères"><text:span text:style-name="T13"> </text:span></text:span><text:span text:style-name="_5f_Caractères"><text:span text:style-name="T16">+</text:span></text:span><text:span text:style-name="_5f_Caractères"><text:span text:style-name="T17"> </text:span></text:span><text:span text:style-name="_5f_Caractères"><text:span text:style-name="T18">1</text:span></text:span><text:span text:style-name="_5f_Caractères"><text:span text:style-name="T16">8</text:span></text:span><text:span text:style-name="_5f_Caractères"><text:span text:style-name="T18"> = 250</text:span></text:span></text:h>
      <text:h text:style-name="P13" text:outline-level="1"><text:span text:style-name="_5f_Caractères"><text:span text:style-name="T21"><text:tab/></text:span></text:span><text:span text:style-name="_5f_Caractères"><text:span text:style-name="T16">2</text:span></text:span><text:span text:style-name="_5f_Caractères"><text:span text:style-name="T12">x</text:span></text:span><text:span text:style-name="_5f_Caractères"><text:span text:style-name="T18"> = 250 </text:span></text:span><text:span text:style-name="_5f_Caractères"><text:span text:style-name="T24">−</text:span></text:span><text:span text:style-name="_5f_Caractères"><text:span text:style-name="T17"> </text:span></text:span><text:span text:style-name="_5f_Caractères"><text:span text:style-name="T18">1</text:span></text:span><text:span text:style-name="_5f_Caractères"><text:span text:style-name="T16">8</text:span></text:span></text:h>
      <text:h text:style-name="P13" text:outline-level="1"><text:span text:style-name="_5f_Caractères"><text:span text:style-name="T22"><text:tab/></text:span></text:span><text:span text:style-name="_5f_Caractères"><text:span text:style-name="T16">2</text:span></text:span><text:span text:style-name="_5f_Caractères"><text:span text:style-name="T12">x</text:span></text:span><text:span text:style-name="_5f_Caractères"><text:span text:style-name="T18"> = 232</text:span></text:span></text:h>
      <text:h text:style-name="P13" text:outline-level="1"><text:span text:style-name="_5f_Caractères"><text:span text:style-name="T21"><text:tab/></text:span></text:span><text:span text:style-name="_5f_Caractères"><text:span text:style-name="T12">x</text:span></text:span><text:span text:style-name="_5f_Caractères"><text:span text:style-name="T18"> = 232 </text:span></text:span><text:span text:style-name="_5f_Caractères"><text:span text:style-name="T25">÷ 2</text:span></text:span></text:h>
      <text:h text:style-name="P13" text:outline-level="1"><text:span text:style-name="_5f_Caractères"><text:span text:style-name="T22"><text:tab/></text:span></text:span><text:span text:style-name="_5f_Caractères"><text:span text:style-name="T12">x</text:span></text:span><text:span text:style-name="_5f_Caractères"><text:span text:style-name="T18"> = 116</text:span></text:span></text:h>
      <text:h text:style-name="P13" text:outline-level="1"><text:span text:style-name="_5f_Caractères"><text:span text:style-name="T18">Donc : dans ce sac, il y a 116 billes noires et 134 billes rouges.</text:span></text:span></text:h>
      <text:list text:continue-numbering="true" text:style-name="_5f_Numérotation_20_des_20_exercices">
        <text:list-item>
          <text:h text:style-name="P50" text:outline-level="1"><text:span text:style-name="_5f_Caractères_5f_gras">Une question de taille</text:span></text:h>
        </text:list-item>
      </text:list>
      <text:h text:style-name="_5f_Paragraphe" text:outline-level="1"><draw:g text:anchor-type="paragraph" draw:z-index="66" draw:name="Forme6" draw:style-name="gr11"><draw:g draw:style-name="gr12"><draw:line draw:style-name="gr13" draw:text-style-name="P57" svg:x1="1.573cm" svg:y1="1.785cm" svg:x2="7.992cm" svg:y2="1.785cm"><text:p/></draw:line><draw:line draw:style-name="gr14" draw:text-style-name="P57" svg:x1="1.573cm" svg:y1="1.674cm" svg:x2="1.573cm" svg:y2="1.903cm"><text:p/></draw:line><draw:line draw:style-name="gr15" draw:text-style-name="P57" svg:x1="7.992cm" svg:y1="1.674cm" svg:x2="7.992cm" svg:y2="1.903cm"><text:p/></draw:line><draw:line draw:style-name="gr16" draw:text-style-name="P57" svg:x1="6.161cm" svg:y1="1.674cm" svg:x2="6.161cm" svg:y2="1.903cm"><text:p/></draw:line><draw:line draw:style-name="gr17" draw:text-style-name="P57" svg:x1="7.08cm" svg:y1="1.674cm" svg:x2="7.08cm" svg:y2="1.903cm"><text:p/></draw:line><draw:line draw:style-name="gr18" draw:text-style-name="P57" svg:x1="5.242cm" svg:y1="1.674cm" svg:x2="5.242cm" svg:y2="1.903cm"><text:p/></draw:line><draw:line draw:style-name="gr19" draw:text-style-name="P57" svg:x1="4.325cm" svg:y1="1.674cm" svg:x2="4.325cm" svg:y2="1.903cm"><text:p/></draw:line></draw:g><draw:g draw:style-name="gr12"><draw:line draw:style-name="gr20" draw:text-style-name="P57" svg:x1="4.829cm" svg:y1="1.651cm" svg:x2="4.646cm" svg:y2="1.926cm"><text:p/></draw:line><draw:line draw:style-name="gr21" draw:text-style-name="P57" svg:x1="4.924cm" svg:y1="1.651cm" svg:x2="4.741cm" svg:y2="1.926cm"><text:p/></draw:line></draw:g><draw:g draw:style-name="gr12"><draw:line draw:style-name="gr22" draw:text-style-name="P57" svg:x1="5.783cm" svg:y1="1.651cm" svg:x2="5.6cm" svg:y2="1.926cm"><text:p/></draw:line><draw:line draw:style-name="gr23" draw:text-style-name="P57" svg:x1="5.875cm" svg:y1="1.651cm" svg:x2="5.69cm" svg:y2="1.926cm"><text:p/></draw:line></draw:g><draw:g draw:style-name="gr12"><draw:line draw:style-name="gr24" draw:text-style-name="P57" svg:x1="6.646cm" svg:y1="1.651cm" svg:x2="6.463cm" svg:y2="1.926cm"><text:p/></draw:line><draw:line draw:style-name="gr25" draw:text-style-name="P57" svg:x1="6.738cm" svg:y1="1.651cm" svg:x2="6.553cm" svg:y2="1.926cm"><text:p/></draw:line></draw:g><draw:g draw:style-name="gr12"><draw:line draw:style-name="gr26" draw:text-style-name="P57" svg:x1="7.637cm" svg:y1="1.651cm" svg:x2="7.454cm" svg:y2="1.926cm"><text:p/></draw:line><draw:line draw:style-name="gr27" draw:text-style-name="P57" svg:x1="7.728cm" svg:y1="1.651cm" svg:x2="7.546cm" svg:y2="1.926cm"><text:p/></draw:line></draw:g><draw:line draw:style-name="gr28" draw:text-style-name="P58" svg:x1="1.573cm" svg:y1="1.561cm" svg:x2="4.325cm" svg:y2="1.561cm"><text:p/></draw:line><draw:frame draw:style-name="gr29" draw:text-style-name="P60" svg:width="0.627cm" svg:height="0.459cm" svg:x="2.662cm" svg:y="1.095cm"><draw:text-box><text:p text:style-name="P59"><text:span text:style-name="T48">1,4</text:span></text:p></draw:text-box></draw:frame><draw:line draw:style-name="gr28" draw:text-style-name="P58" svg:x1="7.08cm" svg:y1="1.561cm" svg:x2="7.994cm" svg:y2="1.561cm"><text:p/></draw:line><draw:frame draw:style-name="gr29" draw:text-style-name="P60" svg:width="0.627cm" svg:height="0.459cm" svg:x="7.25cm" svg:y="1.095cm"><draw:text-box><text:p text:style-name="P59"><text:span text:style-name="T48">0,5</text:span></text:p></draw:text-box></draw:frame><draw:frame draw:style-name="gr30" draw:text-style-name="P60" svg:width="0.272cm" svg:height="0.459cm" svg:x="1.45cm" svg:y="1.906cm"><draw:text-box><text:p text:style-name="P59"><text:span text:style-name="T48">A</text:span></text:p></draw:text-box></draw:frame><draw:frame draw:style-name="gr30" draw:text-style-name="P60" svg:width="0.272cm" svg:height="0.459cm" svg:x="7.872cm" svg:y="1.906cm"><draw:text-box><text:p text:style-name="P59"><text:span text:style-name="T48">B</text:span></text:p></draw:text-box></draw:frame><draw:line draw:style-name="gr31" draw:text-style-name="P58" svg:x1="1.575cm" svg:y1="3.706cm" svg:x2="7.994cm" svg:y2="3.706cm"><text:p/></draw:line><draw:line draw:style-name="gr31" draw:text-style-name="P58" svg:x1="1.575cm" svg:y1="3.593cm" svg:x2="1.575cm" svg:y2="3.826cm"><text:p/></draw:line><draw:line draw:style-name="gr31" draw:text-style-name="P58" svg:x1="3.549cm" svg:y1="3.593cm" svg:x2="3.549cm" svg:y2="3.828cm"><text:p/></draw:line><draw:line draw:style-name="gr31" draw:text-style-name="P58" svg:x1="5.032cm" svg:y1="3.593cm" svg:x2="5.032cm" svg:y2="3.828cm"><text:p/></draw:line><draw:line draw:style-name="gr31" draw:text-style-name="P58" svg:x1="6.512cm" svg:y1="3.593cm" svg:x2="6.512cm" svg:y2="3.828cm"><text:p/></draw:line><draw:line draw:style-name="gr31" draw:text-style-name="P58" svg:x1="7.994cm" svg:y1="3.593cm" svg:x2="7.994cm" svg:y2="3.828cm"><text:p/></draw:line><draw:g draw:style-name="gr12"><draw:line draw:style-name="gr32" draw:text-style-name="P57" svg:x1="4.099cm" svg:y1="3.563cm" svg:x2="4.374cm" svg:y2="3.838cm"><text:p/></draw:line><draw:line draw:style-name="gr33" draw:text-style-name="P57" svg:x1="4.374cm" svg:y1="3.563cm" svg:x2="4.099cm" svg:y2="3.838cm"><text:p/></draw:line></draw:g><draw:g draw:style-name="gr12"><draw:line draw:style-name="gr34" draw:text-style-name="P57" svg:x1="5.706cm" svg:y1="3.563cm" svg:x2="5.981cm" svg:y2="3.838cm"><text:p/></draw:line><draw:line draw:style-name="gr35" draw:text-style-name="P57" svg:x1="5.981cm" svg:y1="3.563cm" svg:x2="5.706cm" svg:y2="3.838cm"><text:p/></draw:line></draw:g><draw:g draw:style-name="gr12"><draw:line draw:style-name="gr36" draw:text-style-name="P57" svg:x1="7.26cm" svg:y1="3.563cm" svg:x2="7.537cm" svg:y2="3.838cm"><text:p/></draw:line><draw:line draw:style-name="gr37" draw:text-style-name="P57" svg:x1="7.537cm" svg:y1="3.563cm" svg:x2="7.26cm" svg:y2="3.838cm"><text:p/></draw:line></draw:g><draw:line draw:style-name="gr28" draw:text-style-name="P58" svg:x1="3.547cm" svg:y1="3.473cm" svg:x2="7.997cm" svg:y2="3.473cm"><text:p/></draw:line><draw:frame draw:style-name="gr29" draw:text-style-name="P60" svg:width="0.627cm" svg:height="0.459cm" svg:x="5.489cm" svg:y="3.062cm"><draw:text-box><text:p text:style-name="P59"><text:span text:style-name="T48">3,6</text:span></text:p></draw:text-box></draw:frame><draw:line draw:style-name="gr28" draw:text-style-name="P58" svg:x1="1.575cm" svg:y1="3.018cm" svg:x2="7.994cm" svg:y2="3.018cm"><text:p/></draw:line><draw:frame draw:style-name="gr29" draw:text-style-name="P60" svg:width="0.627cm" svg:height="0.459cm" svg:x="4.498cm" svg:y="2.631cm"><draw:text-box><text:p text:style-name="P59"><text:span text:style-name="T48">5,2</text:span></text:p></draw:text-box></draw:frame><draw:frame draw:style-name="gr38" draw:text-style-name="P60" svg:width="0.276cm" svg:height="0.459cm" svg:x="1.455cm" svg:y="3.843cm"><draw:text-box><text:p text:style-name="P59"><text:span text:style-name="T48">C</text:span></text:p></draw:text-box></draw:frame><draw:frame draw:style-name="gr39" draw:text-style-name="P60" svg:width="0.304cm" svg:height="0.459cm" svg:x="6.38cm" svg:y="3.841cm"><draw:text-box><text:p text:style-name="P59"><text:span text:style-name="T48">D</text:span></text:p></draw:text-box></draw:frame><draw:line draw:style-name="gr31" draw:text-style-name="P58" svg:x1="1.573cm" svg:y1="5.618cm" svg:x2="7.992cm" svg:y2="5.618cm"><text:p/></draw:line><draw:line draw:style-name="gr31" draw:text-style-name="P58" svg:x1="1.573cm" svg:y1="5.498cm" svg:x2="1.573cm" svg:y2="5.733cm"><text:p/></draw:line><draw:line draw:style-name="gr31" draw:text-style-name="P58" svg:x1="4.468cm" svg:y1="5.498cm" svg:x2="4.468cm" svg:y2="5.733cm"><text:p/></draw:line><draw:line draw:style-name="gr31" draw:text-style-name="P58" svg:x1="5.646cm" svg:y1="5.491cm" svg:x2="5.646cm" svg:y2="5.727cm"><text:p/></draw:line><draw:line draw:style-name="gr31" draw:text-style-name="P58" svg:x1="6.819cm" svg:y1="5.491cm" svg:x2="6.819cm" svg:y2="5.727cm"><text:p/></draw:line><draw:line draw:style-name="gr31" draw:text-style-name="P58" svg:x1="7.992cm" svg:y1="5.491cm" svg:x2="7.992cm" svg:y2="5.727cm"><text:p/></draw:line><draw:line draw:style-name="gr31" draw:text-style-name="P58" svg:x1="3.023cm" svg:y1="5.498cm" svg:x2="3.023cm" svg:y2="5.733cm"><text:p/></draw:line><draw:g draw:style-name="gr12"><draw:line draw:style-name="gr40" draw:text-style-name="P57" svg:x1="2.391cm" svg:y1="5.477cm" svg:x2="2.208cm" svg:y2="5.75cm"><text:p/></draw:line></draw:g><draw:g draw:style-name="gr12"><draw:line draw:style-name="gr41" draw:text-style-name="P57" svg:x1="3.859cm" svg:y1="5.477cm" svg:x2="3.674cm" svg:y2="5.75cm"><text:p/></draw:line></draw:g><draw:ellipse draw:style-name="gr42" draw:text-style-name="P61" svg:width="0.219cm" svg:height="0.198cm" svg:x="4.995cm" svg:y="5.519cm"><text:p/></draw:ellipse><draw:ellipse draw:style-name="gr42" draw:text-style-name="P61" svg:width="0.219cm" svg:height="0.195cm" svg:x="6.151cm" svg:y="5.519cm"><text:p/></draw:ellipse><draw:ellipse draw:style-name="gr42" draw:text-style-name="P61" svg:width="0.219cm" svg:height="0.195cm" svg:x="7.361cm" svg:y="5.521cm"><text:p/></draw:ellipse><draw:line draw:style-name="gr28" draw:text-style-name="P58" svg:x1="1.573cm" svg:y1="5.387cm" svg:x2="3.023cm" svg:y2="5.387cm"><text:p/></draw:line><draw:frame draw:style-name="gr29" draw:text-style-name="P60" svg:width="0.627cm" svg:height="0.459cm" svg:x="2.013cm" svg:y="4.997cm"><draw:text-box><text:p text:style-name="P59"><text:span text:style-name="T48">3,2</text:span></text:p></draw:text-box></draw:frame><draw:line draw:style-name="gr28" draw:text-style-name="P58" svg:x1="1.573cm" svg:y1="4.923cm" svg:x2="5.646cm" svg:y2="4.923cm"><text:p/></draw:line><draw:frame draw:style-name="gr43" draw:text-style-name="P60" svg:width="0.258cm" svg:height="0.459cm" svg:x="3.494cm" svg:y="4.482cm"><draw:text-box><text:p text:style-name="P59"><text:span text:style-name="T48">9</text:span></text:p></draw:text-box></draw:frame><draw:frame draw:style-name="gr44" draw:text-style-name="P60" svg:width="0.249cm" svg:height="0.459cm" svg:x="4.343cm" svg:y="5.778cm"><draw:text-box><text:p text:style-name="P59"><text:span text:style-name="T48">E</text:span></text:p></draw:text-box></draw:frame><draw:frame draw:style-name="gr45" draw:text-style-name="P60" svg:width="0.228cm" svg:height="0.459cm" svg:x="7.89cm" svg:y="5.757cm"><draw:text-box><text:p text:style-name="P59"><text:span text:style-name="T48">F</text:span></text:p></draw:text-box></draw:frame></draw:g><text:span text:style-name="_5f_Caractères">Voici trois segments [AB], [CD] et [EF] dont on cherche à calculer les longueurs respectives AB, CD et EF. </text:span></text:h>
      <text:list text:continue-numbering="true" text:style-name="_5f_Numérotation_20_des_20_exercices">
        <text:list-item>
          <text:list>
            <text:list-item>
              <text:p text:style-name="P46"/>
            </text:list-item>
          </text:list>
        </text:list-item>
      </text:list>
      <text:h text:style-name="_5f_Paragraphe" text:outline-level="1"/>
      <text:h text:style-name="_5f_Paragraphe" text:outline-level="1"/>
      <text:list text:continue-numbering="true" text:style-name="_5f_Numérotation_20_des_20_exercices">
        <text:list-item>
          <text:list>
            <text:list-item>
              <text:p text:style-name="P46"/>
            </text:list-item>
          </text:list>
        </text:list-item>
      </text:list>
      <text:h text:style-name="_5f_Paragraphe" text:outline-level="1"/>
      <text:h text:style-name="_5f_Paragraphe" text:outline-level="1"/>
      <text:list text:continue-numbering="true" text:style-name="_5f_Numérotation_20_des_20_exercices">
        <text:list-item>
          <text:list>
            <text:list-item>
              <text:p text:style-name="P46"/>
            </text:list-item>
          </text:list>
        </text:list-item>
      </text:list>
      <text:h text:style-name="_5f_Paragraphe" text:outline-level="1"/>
      <text:h text:style-name="_5f_Paragraphe" text:outline-level="1"><text:span text:style-name="_5f_Caractères">Dans chacun des cas, écris une expression permettant de calculer ces longueurs.</text:span></text:h>
      <text:list text:continue-numbering="true" text:style-name="_5f_Numérotation_20_des_20_exercices">
        <text:list-item>
          <text:list>
            <text:list-item text:start-value="1">
              <text:p text:style-name="P48"><text:span text:style-name="_5f_Caractères"><text:span text:style-name="T18">AB = 1,4  </text:span></text:span><text:span text:style-name="_5f_Caractères"><text:span text:style-name="T16">+</text:span></text:span><text:span text:style-name="_5f_Caractères"><text:span text:style-name="T18"> 4</text:span></text:span><text:span text:style-name="_5f_Caractères"><text:span text:style-name="T23"> </text:span></text:span><text:span text:style-name="_5f_Caractères"><text:span text:style-name="T29">×</text:span></text:span><text:span text:style-name="_5f_Caractères"><text:span text:style-name="T30"> </text:span></text:span><text:span text:style-name="_5f_Caractères"><text:span text:style-name="T31">0,5</text:span></text:span></text:p>
            </text:list-item>
            <text:list-item>
              <text:p text:style-name="P49"><text:span text:style-name="_5f_Caractères"><text:span text:style-name="T18">CD = 5,2 </text:span></text:span><text:span text:style-name="_5f_Caractères"><text:span text:style-name="T24">−</text:span></text:span><text:span text:style-name="_5f_Caractères"><text:span text:style-name="T18"> </text:span></text:span><text:span text:style-name="_5f_Caractères"><text:span text:style-name="T31">3,6 </text:span></text:span><text:span text:style-name="_5f_Caractères"><text:span text:style-name="T25">÷ 3</text:span></text:span></text:p>
            </text:list-item>
            <text:list-item>
              <text:p text:style-name="P49"><text:span text:style-name="_5f_Caractères"><text:span text:style-name="T18">EF = 3</text:span></text:span><text:span text:style-name="_5f_Caractères"><text:span text:style-name="T23"> </text:span></text:span><text:span text:style-name="_5f_Caractères"><text:span text:style-name="T29">×</text:span></text:span><text:span text:style-name="_5f_Caractères"><text:span text:style-name="T31"> (9 </text:span></text:span><text:span text:style-name="_5f_Caractères"><text:span text:style-name="T18"> </text:span></text:span><text:span text:style-name="_5f_Caractères"><text:span text:style-name="T24">−</text:span></text:span><text:span text:style-name="_5f_Caractères"><text:span text:style-name="T18"> 2</text:span></text:span><text:span text:style-name="_5f_Caractères"><text:span text:style-name="T23"> </text:span></text:span><text:span text:style-name="_5f_Caractères"><text:span text:style-name="T29">×</text:span></text:span><text:span text:style-name="_5f_Caractères"><text:span text:style-name="T30"> </text:span></text:span><text:span text:style-name="_5f_Caractères"><text:span text:style-name="T31">3,2)</text:span></text:span></text:p>
              <text:p text:style-name="P49"><text:span text:style-name="_5f_Caractères"><text:span text:style-name="T31"/></text:span></text:p>
            </text:list-item>
          </text:list>
        </text:list-item>
        <text:list-item>
          <text:h text:style-name="P51" text:outline-level="1"><draw:g text:anchor-type="paragraph" draw:z-index="65" draw:name="Forme 3" draw:style-name="gr46"><draw:custom-shape draw:style-name="gr47" draw:text-style-name="P62" svg:width="2.181cm" svg:height="1.692cm" svg:x="3.729cm" svg:y="0.049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8" draw:text-style-name="P62" svg:width="2.177cm" svg:height="1.331cm" svg:x="6.387cm" svg:y="0.374cm"><text:p/><draw:enhanced-geometry svg:viewBox="0 0 21600 21600" draw:type="rectangle" draw:enhanced-path="M 0 0 L 21600 0 21600 21600 0 21600 0 0 Z N"/></draw:custom-shape><draw:line draw:style-name="gr49" draw:text-style-name="P63" svg:x1="4.913cm" svg:y1="1.651cm" svg:x2="4.803cm" svg:y2="1.835cm"><text:p/></draw:line><draw:line draw:style-name="gr49" draw:text-style-name="P63" svg:x1="7.513cm" svg:y1="1.614cm" svg:x2="7.403cm" svg:y2="1.798cm"><text:p/></draw:line><draw:line draw:style-name="gr49" draw:text-style-name="P63" svg:x1="7.536cm" svg:y1="0.291cm" svg:x2="7.426cm" svg:y2="0.475cm"><text:p/></draw:line><draw:line draw:style-name="gr49" draw:text-style-name="P63" svg:x1="5.406cm" svg:y1="0.792cm" svg:x2="5.296cm" svg:y2="0.976cm"><text:p/></draw:line><draw:line draw:style-name="gr49" draw:text-style-name="P63" svg:x1="4.215cm" svg:y1="0.806cm" svg:x2="4.314cm" svg:y2="1.018cm"><text:p/></draw:line><draw:frame draw:style-name="gr50" draw:text-style-name="P64" svg:width="0.429cm" svg:height="0.664cm" svg:x="8.552cm" svg:y="0.77cm"><draw:text-box><text:p text:style-name="P59"><text:span text:style-name="T49">5</text:span></text:p></draw:text-box></draw:frame><draw:frame draw:style-name="gr51" draw:text-style-name="P65" svg:width="0.858cm" svg:height="0.754cm" svg:x="3.701cm" svg:y="0.344cm"><draw:text-box><text:p text:style-name="P59"><text:span text:style-name="T50">x</text:span></text:p></draw:text-box></draw:frame><draw:line draw:style-name="gr49" draw:text-style-name="P63" svg:x1="6.523cm" svg:y1="0.381cm" svg:x2="6.523cm" svg:y2="0.495cm"><text:p/></draw:line><draw:line draw:style-name="gr49" draw:text-style-name="P63" svg:x1="6.524cm" svg:y1="0.494cm" svg:x2="6.387cm" svg:y2="0.494cm"><text:p/></draw:line><draw:line draw:style-name="gr49" draw:text-style-name="P63" svg:x1="8.563cm" svg:y1="0.485cm" svg:x2="8.435cm" svg:y2="0.485cm"><text:p/></draw:line><draw:line draw:style-name="gr49" draw:text-style-name="P63" svg:x1="6.524cm" svg:y1="1.584cm" svg:x2="6.387cm" svg:y2="1.584cm"><text:p/></draw:line><draw:line draw:style-name="gr49" draw:text-style-name="P63" svg:x1="8.565cm" svg:y1="1.599cm" svg:x2="8.449cm" svg:y2="1.599cm"><text:p/></draw:line><draw:line draw:style-name="gr49" draw:text-style-name="P63" svg:x1="6.524cm" svg:y1="1.584cm" svg:x2="6.524cm" svg:y2="1.698cm"><text:p/></draw:line><draw:line draw:style-name="gr49" draw:text-style-name="P63" svg:x1="8.435cm" svg:y1="0.374cm" svg:x2="8.435cm" svg:y2="0.488cm"><text:p/></draw:line><draw:line draw:style-name="gr49" draw:text-style-name="P63" svg:x1="8.449cm" svg:y1="1.598cm" svg:x2="8.449cm" svg:y2="1.698cm"><text:p/></draw:line></draw:g><text:span text:style-name="_5f_Caractères">On considère le triangle équilatéral et le rectangle suivants.</text:span></text:h>
        </text:list-item>
      </text:list>
      <text:h text:style-name="_5f_Paragraphe" text:outline-level="1"><text:span text:style-name="_5f_Caractères">Exprime en fonction de </text:span><text:span text:style-name="_5f_Caractères_5f_Times_5f_13">x</text:span><text:span text:style-name="_5f_Caractères"> :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le périmètre du triangle ;</text:span></text:p>
            </text:list-item>
          </text:list>
        </text:list-item>
      </text:list>
      <text:h text:style-name="P14" text:outline-level="1"><text:span text:style-name="_5f_Caractères"><text:span text:style-name="T37">Soit </text:span></text:span><text:span text:style-name="_5f_Caractères"><text:span text:style-name="T43">p </text:span></text:span><text:span text:style-name="_5f_Caractères"><text:span text:style-name="T37">le périmètre du triangle</text:span></text:span><text:span text:style-name="_5f_Caractères"><text:span text:style-name="T39"> </text:span></text:span><text:span text:style-name="_5f_Caractères"><text:span text:style-name="T37">: </text:span></text:span><text:span text:style-name="_5f_Caractères"><text:span text:style-name="T43">p </text:span></text:span><text:span text:style-name="_5f_Caractères"><text:span text:style-name="T40">= 3</text:span></text:span><text:span text:style-name="_5f_Caractères"><text:span text:style-name="T12">x</text:span></text:span></text:h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le périmètre du rectangle.</text:span></text:p>
            </text:list-item>
          </text:list>
        </text:list-item>
      </text:list>
      <text:h text:style-name="P14" text:outline-level="1"><text:span text:style-name="_5f_Caractères"><text:span text:style-name="T37">Soit </text:span></text:span><text:span text:style-name="_5f_Caractères"><text:span text:style-name="T43">p</text:span></text:span><text:span text:style-name="_5f_Caractères"><text:span text:style-name="T44"> </text:span></text:span><text:span text:style-name="_5f_Caractères"><text:span text:style-name="T43">‘ </text:span></text:span><text:span text:style-name="_5f_Caractères"><text:span text:style-name="T37">le périmètre du </text:span></text:span><text:span text:style-name="_5f_Caractères"><text:span text:style-name="T39">rect</text:span></text:span><text:span text:style-name="_5f_Caractères"><text:span text:style-name="T37">angle</text:span></text:span><text:span text:style-name="_5f_Caractères"><text:span text:style-name="T39"> </text:span></text:span><text:span text:style-name="_5f_Caractères"><text:span text:style-name="T37">: </text:span></text:span><text:span text:style-name="_5f_Caractères"><text:span text:style-name="T43">p</text:span></text:span><text:span text:style-name="_5f_Caractères"><text:span text:style-name="T44"> </text:span></text:span><text:span text:style-name="_5f_Caractères"><text:span text:style-name="T43">‘ </text:span></text:span><text:span text:style-name="_5f_Caractères"><text:span text:style-name="T40">= </text:span></text:span><text:span text:style-name="_5f_Caractères"><text:span text:style-name="T45">2</text:span></text:span><text:span text:style-name="_5f_Caractères"><text:span text:style-name="T12">x</text:span></text:span><text:span text:style-name="_5f_Caractères"><text:span text:style-name="T15"> </text:span></text:span><text:span text:style-name="_5f_Caractères"><text:span text:style-name="T16">+</text:span></text:span><text:span text:style-name="_5f_Caractères"><text:span text:style-name="T19"> </text:span></text:span><text:span text:style-name="_5f_Caractères"><text:span text:style-name="T20">10</text:span>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Quelle expression mathématique traduit la phrase : « le périmètre du triangle doit être égal au périmètre du rectangle » ?</text:span></text:p>
            </text:list-item>
          </text:list>
        </text:list-item>
      </text:list>
      <text:h text:style-name="P14" text:outline-level="1"><text:span text:style-name="_5f_Caractères"><text:span text:style-name="T40">3</text:span></text:span><text:span text:style-name="_5f_Caractères"><text:span text:style-name="T12">x</text:span></text:span><text:span text:style-name="_5f_Caractères"><text:span text:style-name="T15"> </text:span></text:span><text:span text:style-name="_5f_Caractères"><text:span text:style-name="T34">= </text:span></text:span><text:span text:style-name="_5f_Caractères"><text:span text:style-name="T28">2</text:span></text:span><text:span text:style-name="_5f_Caractères"><text:span text:style-name="T12">x</text:span></text:span><text:span text:style-name="_5f_Caractères"><text:span text:style-name="T15"> </text:span></text:span><text:span text:style-name="_5f_Caractères"><text:span text:style-name="T16">+</text:span></text:span><text:span text:style-name="_5f_Caractères"><text:span text:style-name="T19"> </text:span></text:span><text:span text:style-name="_5f_Caractères"><text:span text:style-name="T20">10</text:span>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Pour </text:span><text:span text:style-name="_5f_Caractères_5f_Times_5f_13">x</text:span><text:span text:style-name="_5f_Caractères"> = 9, l'égalité précédente est-elle vraie ?</text:span></text:p>
            </text:list-item>
          </text:list>
        </text:list-item>
      </text:list>
      <text:h text:style-name="P14" text:outline-level="1"><text:span text:style-name="_5f_Caractères"><text:span text:style-name="T46">Si </text:span></text:span><text:span text:style-name="_5f_Caractères"><text:span text:style-name="T9">x</text:span></text:span><text:span text:style-name="_5f_Caractères"><text:span text:style-name="T10"> </text:span></text:span><text:span text:style-name="_5f_Caractères"><text:span text:style-name="T41">=</text:span></text:span><text:span text:style-name="_5f_Caractères"><text:span text:style-name="T40"> </text:span></text:span><text:span text:style-name="_5f_Caractères"><text:span text:style-name="T39">9</text:span></text:span><text:span text:style-name="_5f_Caractères"><text:span text:style-name="T41">, </text:span></text:span><text:span text:style-name="_5f_Caractères"><text:span text:style-name="T40">alors</text:span></text:span><text:span text:style-name="_5f_Caractères"><text:span text:style-name="T39"> </text:span></text:span><text:span text:style-name="_5f_Caractères"><text:span text:style-name="T40">: </text:span></text:span></text:h>
      <text:h text:style-name="P14" text:outline-level="1"><text:span text:style-name="_5f_Caractères"><text:span text:style-name="T43">p </text:span></text:span><text:span text:style-name="_5f_Caractères"><text:span text:style-name="T40">= 3 </text:span></text:span><text:span text:style-name="_5f_Caractères"><text:span text:style-name="T29">×</text:span></text:span><text:span text:style-name="_5f_Caractères"><text:span text:style-name="T30"> </text:span></text:span><text:span text:style-name="_5f_Caractères"><text:span text:style-name="T32">9</text:span></text:span><text:span text:style-name="_5f_Caractères"><text:span text:style-name="T33"> = 2</text:span></text:span><text:span text:style-name="_5f_Caractères"><text:span text:style-name="T32">7 <text:s text:c="3"/>et <text:s text:c="3"/></text:span></text:span><text:span text:style-name="_5f_Caractères"><text:span text:style-name="T35">p</text:span></text:span><text:span text:style-name="_5f_Caractères"><text:span text:style-name="T36"> </text:span></text:span><text:span text:style-name="_5f_Caractères"><text:span text:style-name="T35">‘ </text:span></text:span><text:span text:style-name="_5f_Caractères"><text:span text:style-name="T27">= </text:span></text:span><text:span text:style-name="_5f_Caractères"><text:span text:style-name="T26">2</text:span></text:span><text:span text:style-name="_5f_Caractères"><text:span text:style-name="T27"> </text:span></text:span><text:span text:style-name="_5f_Caractères"><text:span text:style-name="T29">×</text:span></text:span><text:span text:style-name="_5f_Caractères"><text:span text:style-name="T30"> </text:span></text:span><text:span text:style-name="_5f_Caractères"><text:span text:style-name="T32">9</text:span></text:span><text:span text:style-name="_5f_Caractères"><text:span text:style-name="T15"> </text:span></text:span><text:span text:style-name="_5f_Caractères"><text:span text:style-name="T16">+</text:span></text:span><text:span text:style-name="_5f_Caractères"><text:span text:style-name="T19"> </text:span></text:span><text:span text:style-name="_5f_Caractères"><text:span text:style-name="T20">10 </text:span></text:span><text:span text:style-name="_5f_Caractères"><text:span text:style-name="T27">=</text:span></text:span><text:span text:style-name="_5f_Caractères"><text:span text:style-name="T26"> 28</text:span></text:span><text:span text:style-name="_5f_Caractères"><text:span text:style-name="T27"> </text:span></text:span></text:h>
      <text:h text:style-name="P14" text:outline-level="1"><text:span text:style-name="_5f_Caractères"><text:span text:style-name="T26">L’égalité précédente n’est pas vérifiée.</text:span>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Et pour </text:span><text:span text:style-name="_5f_Caractères_5f_Times_5f_13">x</text:span><text:span text:style-name="_5f_Caractères"> = 10 ?</text:span></text:p>
            </text:list-item>
          </text:list>
        </text:list-item>
      </text:list>
      <text:h text:style-name="P14" text:outline-level="1"><text:span text:style-name="_5f_Caractères"><text:span text:style-name="T46">Si </text:span></text:span><text:span text:style-name="_5f_Caractères"><text:span text:style-name="T9">x</text:span></text:span><text:span text:style-name="_5f_Caractères"><text:span text:style-name="T10"> </text:span></text:span><text:span text:style-name="_5f_Caractères"><text:span text:style-name="T41">=</text:span></text:span><text:span text:style-name="_5f_Caractères"><text:span text:style-name="T40"> </text:span></text:span><text:span text:style-name="_5f_Caractères"><text:span text:style-name="T39">10</text:span></text:span><text:span text:style-name="_5f_Caractères"><text:span text:style-name="T41">, </text:span></text:span><text:span text:style-name="_5f_Caractères"><text:span text:style-name="T40">alors</text:span></text:span><text:span text:style-name="_5f_Caractères"><text:span text:style-name="T39"> </text:span></text:span><text:span text:style-name="_5f_Caractères"><text:span text:style-name="T40">: </text:span></text:span></text:h>
      <text:h text:style-name="P14" text:outline-level="1"><text:span text:style-name="_5f_Caractères"><text:span text:style-name="T43">p </text:span></text:span><text:span text:style-name="_5f_Caractères"><text:span text:style-name="T40">= 3 </text:span></text:span><text:span text:style-name="_5f_Caractères"><text:span text:style-name="T29">×</text:span></text:span><text:span text:style-name="_5f_Caractères"><text:span text:style-name="T30"> </text:span></text:span><text:span text:style-name="_5f_Caractères"><text:span text:style-name="T32">10</text:span></text:span><text:span text:style-name="_5f_Caractères"><text:span text:style-name="T33"> = </text:span></text:span><text:span text:style-name="_5f_Caractères"><text:span text:style-name="T32">30 <text:s text:c="3"/>et <text:s text:c="3"/></text:span></text:span><text:span text:style-name="_5f_Caractères"><text:span text:style-name="T35">p</text:span></text:span><text:span text:style-name="_5f_Caractères"><text:span text:style-name="T36"> </text:span></text:span><text:span text:style-name="_5f_Caractères"><text:span text:style-name="T35">‘ </text:span></text:span><text:span text:style-name="_5f_Caractères"><text:span text:style-name="T27">= </text:span></text:span><text:span text:style-name="_5f_Caractères"><text:span text:style-name="T26">2</text:span></text:span><text:span text:style-name="_5f_Caractères"><text:span text:style-name="T27"> </text:span></text:span><text:span text:style-name="_5f_Caractères"><text:span text:style-name="T29">×</text:span></text:span><text:span text:style-name="_5f_Caractères"><text:span text:style-name="T30"> </text:span></text:span><text:span text:style-name="_5f_Caractères"><text:span text:style-name="T32">10</text:span></text:span><text:span text:style-name="_5f_Caractères"><text:span text:style-name="T15"> </text:span></text:span><text:span text:style-name="_5f_Caractères"><text:span text:style-name="T16">+</text:span></text:span><text:span text:style-name="_5f_Caractères"><text:span text:style-name="T19"> </text:span></text:span><text:span text:style-name="_5f_Caractères"><text:span text:style-name="T20">10 </text:span></text:span><text:span text:style-name="_5f_Caractères"><text:span text:style-name="T27">=</text:span></text:span><text:span text:style-name="_5f_Caractères"><text:span text:style-name="T26"> 30</text:span></text:span><text:span text:style-name="_5f_Caractères"><text:span text:style-name="T27"> </text:span></text:span></text:h>
      <text:h text:style-name="P14" text:outline-level="1"><text:span text:style-name="_5f_Caractères"><text:span text:style-name="T26">L’égalité précédente est vérifiée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_20_concave" draw:display-name="Arrow concave" svg:viewBox="0 0 1131 1580" svg:d="M1013 1491l118 89-567-1580-564 1580 114-85 136-68 148-46 161-17 161 13 153 46z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M_20_page_20_impaire_20__28_D_29_">
      <style:text-properties officeooo:rsid="0101a5c8" officeooo:paragraph-rsid="0101a5c8"/>
    </style:style>
    <style:style style:name="MP21" style:family="paragraph">
      <loext:graphic-properties draw:fill="solid" draw:fill-color="#7fb241"/>
    </style:style>
    <style:style style:name="MP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Header_20_M_20_page_20_paire_20__28_G_29_">
      <style:text-properties officeooo:rsid="0101a5c8" officeooo:paragraph-rsid="0101a5c8"/>
    </style:style>
    <style:style style:name="MP2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5" style:family="paragraph" style:parent-style-name="_5f_Footer_20_page_20_paire_20__28_G_29_">
      <style:text-properties officeooo:paragraph-rsid="013b50d8"/>
    </style:style>
    <style:style style:name="MP26" style:family="paragraph" style:parent-style-name="_5f_Header_20_M_20_page_20_impaire_20__28_D_29_">
      <style:text-properties officeooo:rsid="01035d0f" officeooo:paragraph-rsid="01035d0f"/>
    </style:style>
    <style:style style:name="MP27" style:family="paragraph" style:parent-style-name="_5f_Header_20_P_20_page_20_paire_20__28_G_29_">
      <style:text-properties officeooo:rsid="0107aa33" officeooo:paragraph-rsid="0107aa33"/>
    </style:style>
    <style:style style:name="MP28" style:family="paragraph">
      <loext:graphic-properties draw:fill="solid" draw:fill-color="#d62e4e"/>
    </style:style>
    <style:style style:name="MP2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1" style:family="paragraph" style:parent-style-name="_5f_Footer_20_page_20_paire_20__28_G_29_">
      <style:text-properties officeooo:paragraph-rsid="013c280e"/>
    </style:style>
    <style:style style:name="MP32" style:family="paragraph" style:parent-style-name="_5f_Header_20_P_20_page_20_paire_20__28_G_29_">
      <style:text-properties officeooo:rsid="0106b7af" officeooo:paragraph-rsid="0106b7af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4" style:family="paragraph" style:parent-style-name="_5f_Header_20_D_20_page_20_impaire_20__28_D_29_">
      <style:text-properties officeooo:rsid="00fe4814" officeooo:paragraph-rsid="00fe4814"/>
    </style:style>
    <style:style style:name="MP35" style:family="paragraph">
      <loext:graphic-properties draw:fill="solid" draw:fill-color="#9d0f89"/>
    </style:style>
    <style:style style:name="MP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Header_20_D_20_page_20_paire_20__28_G_29_">
      <style:text-properties officeooo:paragraph-rsid="00fe4814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39" style:family="paragraph" style:parent-style-name="_5f_Footer_20_page_20_paire_20__28_G_29_">
      <style:text-properties officeooo:paragraph-rsid="0135ac9e"/>
    </style:style>
    <style:style style:name="MP40" style:family="paragraph" style:parent-style-name="_5f_Header_20_D_20_page_20_impaire_20__28_D_29_">
      <style:text-properties officeooo:rsid="0101821f" officeooo:paragraph-rsid="0101821f"/>
    </style:style>
    <style:style style:name="MP41" style:family="paragraph" style:parent-style-name="_5f_Header_20_D_20_page_20_paire_20__28_G_29_">
      <style:text-properties officeooo:rsid="0101821f" officeooo:paragraph-rsid="0101821f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43" style:family="paragraph" style:parent-style-name="_5f_Footer_20_page_20_paire_20__28_G_29_">
      <style:text-properties officeooo:paragraph-rsid="01397109"/>
    </style:style>
    <style:style style:name="M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5" style:family="paragraph">
      <loext:graphic-properties draw:fill="solid" draw:fill-color="#f99e06"/>
    </style:style>
    <style:style style:name="MP4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variant="small-caps" fo:color="#7fb241" loext:opacity="100%" style:font-name="Bitstream Vera Sans6" fo:font-size="16pt" fo:font-weight="bold"/>
    </style:style>
    <style:style style:name="MT8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9" style:family="text">
      <style:text-properties fo:font-size="16pt" officeooo:rsid="00fe4814" style:font-size-asian="16pt" style:font-size-complex="16pt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3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1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45" draw:name="Ligne_Entete_Impair_Numerique_2col" draw:style-name="Mgr3" draw:text-style-name="MP3" svg:x1="16.023cm" svg:y1="0.36cm" svg:x2="20.496cm" svg:y2="0.36cm"><text:p/></draw:line><draw:line text:anchor-type="paragraph" draw:z-index="49" draw:name="Ligne_Verticale_Impair_Numerique_2col" draw:style-name="Mgr3" draw:text-style-name="MP3" svg:x1="9.477cm" svg:y1="2.007cm" svg:x2="9.477cm" svg:y2="27.044cm"><text:p/></draw:line><draw:g text:anchor-type="paragraph" draw:z-index="8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Dépendance entre deux grandeurs</text:p>
      </style:header>
      <style:header-left>
        <text:p text:style-name="MP1"><draw:path text:anchor-type="paragraph" draw:z-index="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6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48" draw:name="Ligne_Entete_Pair_Numerique_2col" draw:style-name="Mgr3" draw:text-style-name="MP3" svg:x1="16.023cm" svg:y1="0.36cm" svg:x2="20.496cm" svg:y2="0.36cm"><text:p/></draw:line><draw:line text:anchor-type="paragraph" draw:z-index="50" draw:name="Ligne_Verticale_Pair_Numerique_2col" draw:style-name="Mgr3" draw:text-style-name="MP3" svg:x1="9.477cm" svg:y1="2.007cm" svg:x2="9.477cm" svg:y2="27.044cm"><text:p/></draw:line><draw:g text:anchor-type="paragraph" draw:z-index="9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Dépendance entre deux grandeur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7"><draw:text-box fo:min-height="0.499cm" fo:min-width="5.126cm"><text:h text:style-name="MP6" text:outline-level="1">fonctions : initiation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onctions : initiation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5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9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Geometrie_1col" draw:style-name="Mgr7" draw:text-style-name="MP3" svg:x1="16.023cm" svg:y1="0.36cm" svg:x2="20.496cm" svg:y2="0.36cm"><text:p/></draw:line><draw:g text:anchor-type="paragraph" draw:z-index="10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8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Geometrie_1col" draw:style-name="Mgr7" draw:text-style-name="MP3" svg:x1="16.023cm" svg:y1="0.36cm" svg:x2="20.496cm" svg:y2="0.36cm"><text:p/></draw:line><draw:g text:anchor-type="paragraph" draw:z-index="11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6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2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Impair_Geometrie_2col" draw:style-name="Mgr7" draw:text-style-name="MP3" svg:x1="16.023cm" svg:y1="0.36cm" svg:x2="20.496cm" svg:y2="0.36cm"><text:p/></draw:line><draw:line text:anchor-type="paragraph" draw:z-index="34" draw:name="Ligne_Verticale_Impair_Geometrie_2col" draw:style-name="Mgr7" draw:text-style-name="MP3" svg:x1="9.477cm" svg:y1="1.949cm" svg:x2="9.477cm" svg:y2="26.986cm"><text:p/></draw:line><draw:g text:anchor-type="paragraph" draw:z-index="12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6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3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Pair_Geometrie_2col" draw:style-name="Mgr7" draw:text-style-name="MP3" svg:x1="16.023cm" svg:y1="0.36cm" svg:x2="20.496cm" svg:y2="0.36cm"><text:p/></draw:line><draw:line text:anchor-type="paragraph" draw:z-index="35" draw:name="Ligne_Verticale_Pair_Geometrie_2col" draw:style-name="Mgr7" draw:text-style-name="MP3" svg:x1="9.477cm" svg:y1="2.028cm" svg:x2="9.477cm" svg:y2="27.065cm"><text:p/></draw:line><draw:g text:anchor-type="paragraph" draw:z-index="13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5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Impair_Numerique_1col" draw:style-name="Mgr3" draw:text-style-name="MP3" svg:x1="16.023cm" svg:y1="0.36cm" svg:x2="20.496cm" svg:y2="0.36cm"><text:p/></draw:line><draw:g text:anchor-type="paragraph" draw:z-index="6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5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Pair_Numerique_1col" draw:style-name="Mgr3" draw:text-style-name="MP3" svg:x1="16.023cm" svg:y1="0.36cm" svg:x2="20.496cm" svg:y2="0.36cm"><text:p/></draw:line><draw:g text:anchor-type="paragraph" draw:z-index="7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0"><draw:path text:anchor-type="paragraph" draw:z-index="83" draw:name="Fond_Num_Serie_Impair_Mesur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Impair_Mesures_1col" draw:style-name="Mgr11" draw:text-style-name="MP3" svg:x1="16.023cm" svg:y1="0.36cm" svg:x2="20.496cm" svg:y2="0.36cm"><text:p/></draw:line><draw:g text:anchor-type="paragraph" draw:z-index="18" draw:name="Fond_Num_Page_Impair_Mesures_1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>
      <style:header-left>
        <text:p text:style-name="MP23"><draw:path text:anchor-type="paragraph" draw:z-index="84" draw:name="Fond_Num_Serie_Pair_Mesur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Pair_Mesures_1col" draw:style-name="Mgr11" draw:text-style-name="MP3" svg:x1="16.023cm" svg:y1="0.36cm" svg:x2="20.496cm" svg:y2="0.36cm"><text:p/></draw:line><draw:g text:anchor-type="paragraph" draw:z-index="19" draw:name="Fond_Num_Page_Pair_Mesures_1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7">compléter</text:span></text:p>
      </style:header-left>
      <style:footer>
        <text:h text:style-name="MP24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6"><draw:path text:anchor-type="paragraph" draw:z-index="85" draw:name="Fond_Num_Serie_Impair_Mesur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Impair_Mesures_2col" draw:style-name="Mgr11" draw:text-style-name="MP3" svg:x1="16.023cm" svg:y1="0.36cm" svg:x2="20.496cm" svg:y2="0.36cm"><text:p/></draw:line><draw:line text:anchor-type="paragraph" draw:z-index="38" draw:name="Ligne_Verticale_Impair_Mesures_2col" draw:style-name="Mgr11" draw:text-style-name="MP3" svg:x1="9.477cm" svg:y1="1.979cm" svg:x2="9.477cm" svg:y2="27.016cm"><text:p/></draw:line><draw:g text:anchor-type="paragraph" draw:z-index="20" draw:name="Fond_Num_Page_Impair_Mesures_2col" draw:style-name="Mgr4"><draw:path draw:style-name="Mgr12" draw:text-style-name="MP22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7">compléter</text:span></text:p>
      </style:header>
      <style:header-left>
        <text:p text:style-name="MP26"><draw:path text:anchor-type="paragraph" draw:z-index="86" draw:name="Fond_Num_Serie_Pair_Mesur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Pair_Mesures_2col" draw:style-name="Mgr11" draw:text-style-name="MP3" svg:x1="16.023cm" svg:y1="0.36cm" svg:x2="20.496cm" svg:y2="0.36cm"><text:p/></draw:line><draw:line text:anchor-type="paragraph" draw:z-index="39" draw:name="Ligne_Verticale_Pair_Mesures_2col" draw:style-name="Mgr11" draw:text-style-name="MP3" svg:x1="9.502cm" svg:y1="2.046cm" svg:x2="9.502cm" svg:y2="27.083cm"><text:p/></draw:line><draw:g text:anchor-type="paragraph" draw:z-index="21" draw:name="Fond_Num_Page_Pair_Mesures_2col" draw:style-name="Mgr4"><draw:path draw:style-name="Mgr12" draw:text-style-name="MP22" svg:width="0.855cm" svg:height="1.172cm" svg:x="-0.272cm" svg:y="27.525cm" svg:viewBox="0 0 856 1173" svg:d="M856 1173h-856v-991c0-100 79-182 175-182h505c97 0 176 82 176 182z"><text:p/></draw:path></draw:g><text:span text:style-name="MT6">À </text:span><text:span text:style-name="MT7">compléter</text:span></text:p>
      </style:header-left>
      <style:footer>
        <text:h text:style-name="MP24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5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7"><draw:path text:anchor-type="paragraph" draw:z-index="93" draw:name="Fond_Num_Serie_Impair_Problemes_2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97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5" draw:name="Ligne_Entete_Impair_Problemes_2col" draw:style-name="Mgr14" draw:text-style-name="MP3" svg:x1="16.023cm" svg:y1="0.36cm" svg:x2="20.496cm" svg:y2="0.36cm"><text:p/></draw:line><draw:line text:anchor-type="paragraph" draw:z-index="40" draw:name="Ligne_Verticale_Impair_Problemes_2col" draw:style-name="Mgr14" draw:text-style-name="MP3" svg:x1="9.477cm" svg:y1="1.919cm" svg:x2="9.477cm" svg:y2="26.956cm"><text:p/></draw:line><draw:g text:anchor-type="paragraph" draw:z-index="23" draw:name="Fond_Num_Page_Impair_Problemes_2col" draw:style-name="Mgr4"><draw:path draw:style-name="Mgr15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7"><draw:path text:anchor-type="paragraph" draw:z-index="94" draw:name="Fond_Num_Serie_Pair_Problemes_2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98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6" draw:name="Ligne_Entete_Pair_Problemes_2col" draw:style-name="Mgr14" draw:text-style-name="MP3" svg:x1="16.023cm" svg:y1="0.36cm" svg:x2="20.496cm" svg:y2="0.36cm"><text:p/></draw:line><draw:line text:anchor-type="paragraph" draw:z-index="41" draw:name="Ligne_Verticale_Pair_Problemes_2col" draw:style-name="Mgr14" draw:text-style-name="MP3" svg:x1="9.47cm" svg:y1="2.055cm" svg:x2="9.47cm" svg:y2="27.092cm"><text:p/></draw:line><draw:g text:anchor-type="paragraph" draw:z-index="24" draw:name="Fond_Num_Page_Pair_Problemes_2col" draw:style-name="Mgr4"><draw:path draw:style-name="Mgr15" draw:text-style-name="MP2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0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1" draw:name="Fond_Num_Serie_Impair_Problemes_1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95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Entete_Impair_Problemes_1col" draw:style-name="Mgr14" draw:text-style-name="MP3" svg:x1="16.023cm" svg:y1="0.36cm" svg:x2="20.496cm" svg:y2="0.36cm"><text:p/></draw:line><draw:g text:anchor-type="paragraph" draw:z-index="22" draw:name="Fond_Num_Page_Impair_Problemes_1col" draw:style-name="Mgr4"><draw:path draw:style-name="Mgr15" draw:text-style-name="MP29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92" draw:name="Fond_Num_Serie_Pair_Problemes_1col" draw:style-name="Mgr13" draw:text-style-name="MP28" svg:width="4.329cm" svg:height="2.24cm" svg:x="-1.499cm" svg:y="-1cm" svg:viewBox="0 0 4330 2241" svg:d="M0 2241l3984-288c209-15 363-168 345-342l-170-1611h-4159z"><text:p/></draw:path><draw:frame text:anchor-type="paragraph" draw:z-index="96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Pair_Problemes_1col" draw:style-name="Mgr14" draw:text-style-name="MP3" svg:x1="16.023cm" svg:y1="0.36cm" svg:x2="20.496cm" svg:y2="0.36cm"><text:p/></draw:line><draw:g text:anchor-type="paragraph" draw:z-index="5" draw:name="Fond_Num_Page_Pair_Problemes_1col" draw:style-name="Mgr4"><draw:path draw:style-name="Mgr15" draw:text-style-name="MP29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3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34"><draw:path text:anchor-type="paragraph" draw:z-index="64" draw:name="Fond_Num_Serie_Impair_Donnees_1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0" draw:name="Ligne_Entete_Impair_Donnees_1col" draw:style-name="Mgr17" draw:text-style-name="MP3" svg:x1="16.023cm" svg:y1="0.36cm" svg:x2="20.496cm" svg:y2="0.36cm"><text:p/></draw:line><draw:g text:anchor-type="paragraph" draw:z-index="15" draw:name="Fond_Num_Page_Impair_Donnees_1col" draw:style-name="Mgr4"><draw:path draw:style-name="Mgr18" draw:text-style-name="MP3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7"><draw:path text:anchor-type="paragraph" draw:z-index="67" draw:name="Fond_Num_Serie_Pair_Donnees_1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69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Donnees_1col" draw:style-name="Mgr17" draw:text-style-name="MP3" svg:x1="16.023cm" svg:y1="0.36cm" svg:x2="20.496cm" svg:y2="0.36cm"><text:p/></draw:line><draw:g text:anchor-type="paragraph" draw:z-index="16" draw:name="Fond_Num_Page_Pair_Donnees_1col" draw:style-name="Mgr4"><draw:path draw:style-name="Mgr18" draw:text-style-name="MP36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9">À compléter</text:span></text:span></text:p>
      </style:header-left>
      <style:footer>
        <text:h text:style-name="MP38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3" draw:style-name="Mdp1">
      <style:header>
        <text:p text:style-name="MP40"><draw:path text:anchor-type="paragraph" draw:z-index="70" draw:name="Fond_Num_Serie_Impair_Donnees_2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71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Impair_Donnees_2col" draw:style-name="Mgr17" draw:text-style-name="MP3" svg:x1="16.023cm" svg:y1="0.36cm" svg:x2="20.496cm" svg:y2="0.36cm"><text:p/></draw:line><draw:line text:anchor-type="paragraph" draw:z-index="36" draw:name="Ligne_Verticale_Impair_Donnees_2col" draw:style-name="Mgr17" draw:text-style-name="MP3" svg:x1="9.477cm" svg:y1="2.007cm" svg:x2="9.477cm" svg:y2="27.044cm"><text:p/></draw:line><draw:g text:anchor-type="paragraph" draw:z-index="14" draw:name="Fond_Num_Page_Impair_Donnees_2col" draw:style-name="Mgr4"><draw:path draw:style-name="Mgr18" draw:text-style-name="MP3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1"><draw:path text:anchor-type="paragraph" draw:z-index="44" draw:name="Fond_Num_Serie_Pair_Donnees_2col" draw:style-name="Mgr16" draw:text-style-name="MP35" svg:width="4.329cm" svg:height="2.24cm" svg:x="-1.499cm" svg:y="-1cm" svg:viewBox="0 0 4330 2241" svg:d="M0 2241l3984-288c209-15 363-168 345-342l-170-1611h-4159z"><text:p/></draw:path><draw:frame text:anchor-type="paragraph" draw:z-index="72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Pair_Donnees_2col" draw:style-name="Mgr17" draw:text-style-name="MP3" svg:x1="16.023cm" svg:y1="0.36cm" svg:x2="20.496cm" svg:y2="0.36cm"><text:p/></draw:line><draw:line text:anchor-type="paragraph" draw:z-index="37" draw:name="Ligne_Verticale_Pair_Donnees_2col" draw:style-name="Mgr17" draw:text-style-name="MP3" svg:x1="9.533cm" svg:y1="1.949cm" svg:x2="9.533cm" svg:y2="26.986cm"><text:p/></draw:line><draw:g text:anchor-type="paragraph" draw:z-index="17" draw:name="Fond_Num_Page_Pair_Donnees_2col" draw:style-name="Mgr4"><draw:path draw:style-name="Mgr18" draw:text-style-name="MP3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2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4"><draw:path text:anchor-type="paragraph" draw:z-index="26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7" draw:name="Ligne_Entete_Impair_Programmation_1col" draw:style-name="Mgr20" draw:text-style-name="MP3" svg:x1="16.023cm" svg:y1="0.36cm" svg:x2="20.496cm" svg:y2="0.36cm"><text:p/></draw:line><draw:frame text:anchor-type="paragraph" draw:z-index="30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5" draw:name="Fond_Num_Page_Impair_Programmation_1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27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8" draw:name="Ligne_Entete_Pair_Programmation_1col" draw:style-name="Mgr20" draw:text-style-name="MP3" svg:x1="16.023cm" svg:y1="0.36cm" svg:x2="20.496cm" svg:y2="0.36cm"><text:p/></draw:line><draw:frame text:anchor-type="paragraph" draw:z-index="31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0" draw:name="Fond_Num_Page_Pair_Programmation_1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9"><draw:path text:anchor-type="paragraph" draw:z-index="28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09" draw:name="Ligne_Entete_Impair_Programmation_2col" draw:style-name="Mgr20" draw:text-style-name="MP3" svg:x1="16.023cm" svg:y1="0.36cm" svg:x2="20.496cm" svg:y2="0.36cm"><text:p/></draw:line><draw:frame text:anchor-type="paragraph" draw:z-index="32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Verticale_Impair_Programmation_2col" draw:style-name="Mgr20" draw:text-style-name="MP3" svg:x1="9.477cm" svg:y1="2.065cm" svg:x2="9.477cm" svg:y2="27.102cm"><text:p/></draw:line><draw:g text:anchor-type="paragraph" draw:z-index="1" draw:name="Fond_Num_Page_Impair_Programmation_2col" draw:style-name="Mgr4"><draw:path draw:style-name="Mgr21" draw:text-style-name="MP46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9"><draw:path text:anchor-type="paragraph" draw:z-index="29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10" draw:name="Ligne_Entete_Pair_Programmation_2col" draw:style-name="Mgr20" draw:text-style-name="MP3" svg:x1="16.023cm" svg:y1="0.36cm" svg:x2="20.496cm" svg:y2="0.36cm"><text:p/></draw:line><draw:frame text:anchor-type="paragraph" draw:z-index="33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Verticale_Pair_Programmation_2col" draw:style-name="Mgr20" draw:text-style-name="MP3" svg:x1="9.47cm" svg:y1="1.937cm" svg:x2="9.47cm" svg:y2="26.974cm"><text:p/></draw:line><draw:g text:anchor-type="paragraph" draw:z-index="2" draw:name="Fond_Num_Page_Pair_Programmation_2col" draw:style-name="Mgr4"><draw:path draw:style-name="Mgr21" draw:text-style-name="MP46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7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editing-duration>PT2H23M6S</meta:editing-duration>
    <meta:editing-cycles>17</meta:editing-cycles>
    <meta:initial-creator>M. KHARROUBI</meta:initial-creator>
    <meta:creation-date>2022-12-25T22:37:45.634000000</meta:creation-date>
    <dc:date>2024-07-12T10:38:14.050000000</dc:date>
    <meta:print-date>2024-06-19T10:19:05.983898286</meta:print-date>
    <meta:printed-by>PDF files</meta:printed-by>
    <meta:document-statistic meta:table-count="0" meta:image-count="0" meta:object-count="0" meta:page-count="1" meta:paragraph-count="124" meta:word-count="623" meta:character-count="2920" meta:non-whitespace-character-count="2364"/>
    <meta:template xlink:type="simple" xlink:actuate="onRequest" xlink:title="Modele_Cahier" xlink:href="../../../../../../Modele_Cahier.ott" meta:date="2024-04-28T17:31:58.351754263"/>
  </office:meta>
</office:document-meta>
</file>